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ypeAction.setRequest( String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act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TypeAction.set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getProjec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setResourceTypeElementNS( String resourceTypeElemen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relea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ypeActi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computeResponseURI( String uri , 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TypeAction.prepare( Parameters parameters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TypeAction.getResourceTypeElement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getMeta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setResourceTypeElement( String resourceTyp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act( Redirector redirector , org . apache . cocoon . environment .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ypeActio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setMetaExtension( String meta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getResourceTyp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setProjectDir( String projec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